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Μῆνιν ἄειδε θεὰ Πηληϊάδεω Ἀχιλῆος</text:p>
      <text:p text:style-name="Text_20_body">οὐλομένην, ἣ μυρί' Ἀχαιοῖς ἄλγε' ἔθηκε,</text:p>
      <text:p text:style-name="Text_20_body">πολλὰς δ' ἰφθίμους ψυχὰς Ἄϊδι προΐαψεν</text:p>
      <text:p text:style-name="Text_20_body">ἡρώων, αὐτοὺς δὲ ἑλώρια τεῦχε κύνεσσιν</text:p>
      <text:p text:style-name="Text_20_body">   <text:span text:style-name="T1">5</text:span>οἰωνοῖσί τε πᾶσι, Διὸς δ' ἐτελείετο βουλή,</text:p>
      <text:p text:style-name="Text_20_body">ἐξ οὗ δὴ τὰ πρῶτα διαστήτην ἐρίσαντε</text:p>
      <text:p text:style-name="Text_20_body">Ἀτρεΐδης τε ἄναξ ἀνδρῶν καὶ δῖος Ἀχιλλεύς.</text:p>
      <text:p text:style-name="Text_20_body">- Τίς τάρ σφωε θεῶν ἔριδι ξυνέηκε μάχεσθαι;</text:p>
      <text:p text:style-name="Text_20_body">Λητοῦς καὶ Διὸς υἱός· ὃ γὰρ βασιλῆϊ χολωθεὶς</text:p>
      <text:p text:style-name="Text_20_body">  <text:span text:style-name="T1">10</text:span>νοῦσον ἀνὰ στρατὸν ὄρσε κακήν, ὀλέκοντο δὲ λαοί,</text:p>
      <text:p text:style-name="Text_20_body">οὕνεκα τὸν Χρύσην ἠτίμασεν ἀρητῆρα</text:p>
      <text:p text:style-name="Text_20_body">Ἀτρεΐδης· ὃ γὰρ ἦλθε θοὰς ἐπὶ νῆας Ἀχαιῶν</text:p>
      <text:p text:style-name="Text_20_body">λυσόμενός τε θύγατρα φέρων τ' ἀπερείσι' ἄποινα,</text:p>
      <text:p text:style-name="Text_20_body">στέμματ' ἔχων ἐν χερσὶν ἑκηβόλου Ἀπόλλωνος</text:p>
      <text:p text:style-name="Text_20_body">  <text:span text:style-name="T1">15</text:span>χρυσέῳ ἀνὰ σκήπτρῳ, καὶ λίσσετο πάντας Ἀχαιούς,</text:p>
      <text:p text:style-name="Text_20_body">Ἀτρεΐδα δὲ μάλιστα δύω, κοσμήτορε λαῶν·</text:p>
      <text:p text:style-name="Text_20_body">Ἀτρεΐδαι τε καὶ ἄλλοι ἐϋκνήμιδες Ἀχαιοί,</text:p>
      <text:p text:style-name="Text_20_body">ὑμῖν μὲν θεοὶ δοῖεν Ὀλύμπια δώματ' ἔχοντες</text:p>
      <text:p text:style-name="Text_20_body">ἐκπέρσαι Πριάμοιο πόλιν, εὖ δ' οἴκαδ' ἱκέσθαι·</text:p>
      <text:p text:style-name="Text_20_body">  <text:span text:style-name="T1">20</text:span>παῖδα δ' ἐμοὶ λύσαιτε φίλην, τὰ δ' ἄποινα δέχεσθαι,</text:p>
      <text:p text:style-name="Text_20_body">ἁζόμενοι Διὸς υἱὸν ἑκηβόλον Ἀπόλλωνα.</text:p>
      <text:p text:style-name="Text_20_body">- Ἔνθ' ἄλλοι μὲν πάντες ἐπευφήμησαν Ἀχαιοὶ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09:57:15.600144292</meta:creation-date>
    <dc:date>2025-01-27T09:57:28.922277293</dc:date>
    <meta:editing-duration>PT13S</meta:editing-duration>
    <meta:editing-cycles>1</meta:editing-cycles>
    <meta:document-statistic meta:table-count="0" meta:image-count="0" meta:object-count="0" meta:page-count="1" meta:paragraph-count="22" meta:word-count="148" meta:character-count="927" meta:non-whitespace-character-count="792"/>
    <meta:generator>LibreOffice/24.8.4.2$MacOSX_AARCH64 LibreOffice_project/bb3cfa12c7b1bf994ecc5649a80400d06cd71002</meta:generator>
  </office:meta>
</office:document-meta>
</file>